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Gentium Basic2" svg:font-family="'Gentium Basic'" style:font-adornments="Gras" style:font-pitch="variable"/>
    <style:font-face style:name="Gentium Basic1" svg:font-family="'Gentium Basic'" style:font-adornments="Italique" style:font-pitch="variable"/>
    <style:font-face style:name="Gentium Basic" svg:font-family="'Gentium Basic'" style:font-adornments="Normal" style:font-pitch="variable"/>
    <style:font-face style:name="Liberation Mono1" svg:font-family="'Liberation Mono'" style:font-adornments="Gras" style:font-family-generic="modern" style:font-pitch="variable"/>
    <style:font-face style:name="DejaVu Serif" svg:font-family="'DejaVu Serif'" style:font-adornments="Italique gr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9.336cm" fo:margin-left="3cm" table:align="left"/>
    </style:style>
    <style:style style:name="Tableau1.A" style:family="table-column">
      <style:table-column-properties style:column-width="2.986cm"/>
    </style:style>
    <style:style style:name="Tableau1.B" style:family="table-column">
      <style:table-column-properties style:column-width="2.117cm"/>
    </style:style>
    <style:style style:name="Tableau1.A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style:font-name="Arial" fo:font-size="10pt" style:font-size-asian="10pt" style:font-size-complex="10pt"/>
    </style:style>
    <style:style style:name="P2" style:family="paragraph" style:parent-style-name="Header">
      <style:paragraph-properties>
        <style:tab-stops>
          <style:tab-stop style:position="8.5cm" style:type="center"/>
          <style:tab-stop style:position="18.459cm" style:type="right"/>
        </style:tab-stops>
      </style:paragraph-properties>
      <style:text-properties style:font-name="Arial" fo:font-size="10pt" style:font-size-asian="10pt" style:font-size-complex="10pt"/>
    </style:style>
    <style:style style:name="P3" style:family="paragraph" style:parent-style-name="Footer">
      <style:paragraph-properties>
        <style:tab-stops>
          <style:tab-stop style:position="8.5cm" style:type="center"/>
          <style:tab-stop style:position="18.459cm" style:type="right"/>
        </style:tab-stops>
      </style:paragraph-properties>
    </style:style>
    <style:style style:name="P4" style:family="paragraph" style:parent-style-name="Standard">
      <style:text-properties style:font-name="Arial"/>
    </style:style>
    <style:style style:name="P5" style:family="paragraph" style:parent-style-name="Standard">
      <style:text-properties style:font-name="Arial" officeooo:paragraph-rsid="005062f2"/>
    </style:style>
    <style:style style:name="P6" style:family="paragraph" style:parent-style-name="Standard">
      <style:text-properties style:font-name="Arial" officeooo:paragraph-rsid="00508fb2"/>
    </style:style>
    <style:style style:name="P7" style:family="paragraph" style:parent-style-name="Standard">
      <style:paragraph-properties fo:text-align="justify" style:justify-single-word="false"/>
      <style:text-properties style:font-name="Arial" officeooo:paragraph-rsid="005062f2"/>
    </style:style>
    <style:style style:name="P8" style:family="paragraph" style:parent-style-name="Standard">
      <style:text-properties style:font-name="Arial" fo:font-size="12pt" style:font-size-asian="12pt" style:font-size-complex="12pt"/>
    </style:style>
    <style:style style:name="P9" style:family="paragraph" style:parent-style-name="Standard">
      <style:text-properties style:font-name="Arial" fo:font-size="12pt" officeooo:rsid="0054fbdb" officeooo:paragraph-rsid="0054fbdb" style:font-size-asian="12pt" style:font-size-complex="12pt"/>
    </style:style>
    <style:style style:name="P10" style:family="paragraph" style:parent-style-name="Standard">
      <style:text-properties style:font-name="Arial" fo:font-size="12pt" style:text-underline-style="solid" style:text-underline-width="auto" style:text-underline-color="font-color" officeooo:rsid="0054fbdb" officeooo:paragraph-rsid="0054fbdb" style:font-size-asian="12pt" style:font-size-complex="12pt"/>
    </style:style>
    <style:style style:name="P11" style:family="paragraph" style:parent-style-name="Standard">
      <style:paragraph-properties fo:text-align="center" style:justify-single-word="false"/>
      <style:text-properties style:font-name="Arial" fo:font-size="26pt" officeooo:rsid="0046290d" style:font-size-asian="26pt" style:font-size-complex="26pt"/>
    </style:style>
    <style:style style:name="P12" style:family="paragraph" style:parent-style-name="Table_20_Heading">
      <style:paragraph-properties fo:margin-top="0cm" fo:margin-bottom="0cm" loext:contextual-spacing="false"/>
      <style:text-properties fo:font-size="2pt" style:font-size-asian="2pt" style:font-size-complex="2pt"/>
    </style:style>
    <style:style style:name="P13" style:family="paragraph" style:parent-style-name="Table_20_Heading">
      <style:paragraph-properties fo:margin-top="0cm" fo:margin-bottom="0cm" loext:contextual-spacing="false" fo:text-align="center" style:justify-single-word="false"/>
    </style:style>
    <style:style style:name="P14" style:family="paragraph" style:parent-style-name="Table_20_Contents">
      <style:paragraph-properties fo:margin-top="0cm" fo:margin-bottom="0cm" loext:contextual-spacing="false"/>
    </style:style>
    <style:style style:name="P15" style:family="paragraph" style:parent-style-name="Table_20_Contents">
      <style:paragraph-properties fo:margin-top="0cm" fo:margin-bottom="0cm" loext:contextual-spacing="false" fo:text-align="center" style:justify-single-word="false"/>
    </style:style>
    <style:style style:name="P16" style:family="paragraph" style:parent-style-name="Standard" style:master-page-name="">
      <loext:graphic-properties draw:fill="none"/>
      <style:paragraph-properties fo:margin-left="0.499cm" fo:margin-right="0cm" fo:hyphenation-ladder-count="no-limit" fo:text-indent="0cm" style:auto-text-indent="false" style:page-number="auto" fo:background-color="transparent"/>
      <style:text-properties style:font-name="Arial" fo:hyphenate="false"/>
    </style:style>
    <style:style style:name="P17" style:family="paragraph" style:parent-style-name="Standard">
      <loext:graphic-properties draw:fill="none"/>
      <style:paragraph-properties fo:margin-left="0.499cm" fo:margin-right="0cm" fo:hyphenation-ladder-count="no-limit" fo:text-indent="0cm" style:auto-text-indent="false" fo:background-color="transparent"/>
      <style:text-properties style:font-name="Arial" fo:hyphenate="false"/>
    </style:style>
    <style:style style:name="P18" style:family="paragraph" style:parent-style-name="Standard">
      <style:paragraph-properties fo:margin-top="0cm" fo:margin-bottom="0.101cm" loext:contextual-spacing="false"/>
      <style:text-properties style:font-name="Arial"/>
    </style:style>
    <style:style style:name="P19" style:family="paragraph" style:parent-style-name="Standard">
      <style:paragraph-properties fo:margin-top="0cm" fo:margin-bottom="0.101cm" loext:contextual-spacing="false"/>
      <style:text-properties style:font-name="Arial" officeooo:paragraph-rsid="005062f2"/>
    </style:style>
    <style:style style:name="P20" style:family="paragraph" style:parent-style-name="Standard">
      <style:paragraph-properties fo:margin-top="0cm" fo:margin-bottom="0.101cm" loext:contextual-spacing="false"/>
      <style:text-properties style:font-name="Arial" officeooo:paragraph-rsid="0056bd5f"/>
    </style:style>
    <style:style style:name="P21" style:family="paragraph" style:parent-style-name="Standard">
      <style:paragraph-properties fo:margin-top="0.199cm" fo:margin-bottom="0.101cm" loext:contextual-spacing="false"/>
      <style:text-properties style:font-name="Arial"/>
    </style:style>
    <style:style style:name="P22" style:family="paragraph" style:parent-style-name="Standard">
      <style:paragraph-properties fo:break-before="page"/>
      <style:text-properties style:font-name="Arial"/>
    </style:style>
    <style:style style:name="P23" style:family="paragraph" style:parent-style-name="Standard">
      <style:paragraph-properties fo:break-before="page"/>
      <style:text-properties style:font-name="Arial" officeooo:paragraph-rsid="00508fb2"/>
    </style:style>
    <style:style style:name="P24" style:family="paragraph" style:parent-style-name="Text_20_body">
      <style:paragraph-properties fo:text-align="justify" style:justify-single-word="false"/>
      <style:text-properties style:font-name="Arial" fo:font-size="12pt" style:font-size-asian="12pt" style:font-size-complex="12pt"/>
    </style:style>
    <style:style style:name="P25" style:family="paragraph" style:parent-style-name="Heading_20_3">
      <style:paragraph-properties fo:text-align="justify" style:justify-single-word="false"/>
      <style:text-properties fo:color="#000000" style:font-name="Arial" fo:font-size="12pt" style:text-underline-style="solid" style:text-underline-width="auto" style:text-underline-color="font-color" fo:font-weight="bold" officeooo:rsid="0025b689" fo:background-color="transparent" style:font-size-asian="12pt" style:font-weight-asian="bold" style:font-size-complex="12pt" style:font-weight-complex="bold"/>
    </style:style>
    <style:style style:name="P26" style:family="paragraph" style:parent-style-name="Heading_20_3">
      <style:paragraph-properties fo:text-align="justify" style:justify-single-word="false"/>
      <style:text-properties style:font-name="Arial" fo:font-size="12pt" style:text-underline-style="solid" style:text-underline-width="auto" style:text-underline-color="font-color" style:font-size-asian="12pt" style:font-size-complex="12pt"/>
    </style:style>
    <style:style style:name="P27" style:family="paragraph" style:parent-style-name="Standard" style:master-page-name="MP0">
      <style:paragraph-properties fo:text-align="center" style:justify-single-word="false" style:page-number="auto" fo:break-before="page"/>
      <style:text-properties style:font-name="Arial" fo:font-size="26pt" style:font-size-asian="26pt" style:font-size-complex="26pt"/>
    </style:style>
    <style:style style:name="T1" style:family="text">
      <style:text-properties officeooo:rsid="005062f2"/>
    </style:style>
    <style:style style:name="T2" style:family="text">
      <style:text-properties style:font-name="Arial" fo:font-size="10pt" style:font-size-asian="10pt" style:font-size-complex="10pt"/>
    </style:style>
    <style:style style:name="T3" style:family="text">
      <style:text-properties style:font-name="Arial" fo:font-size="10pt" officeooo:rsid="00302dc9" style:font-size-asian="10pt" style:font-size-complex="10pt"/>
    </style:style>
    <style:style style:name="T4" style:family="text">
      <style:text-properties fo:font-weight="bold" style:font-weight-asian="bold" style:font-weight-complex="bold"/>
    </style:style>
    <style:style style:name="T5" style:family="text">
      <style:text-properties fo:font-weight="bold" officeooo:rsid="005062f2" style:font-weight-asian="bold" style:font-weight-complex="bold"/>
    </style:style>
    <style:style style:name="T6" style:family="text">
      <style:text-properties fo:font-weight="bold" officeooo:rsid="00587004" style:font-weight-asian="bold"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italic" officeooo:rsid="0056bd5f" style:font-size-asian="10pt" style:font-style-asian="italic" style:font-size-complex="10pt" style:font-style-complex="italic"/>
    </style:style>
    <style:style style:name="T9" style:family="text">
      <style:text-properties style:text-underline-style="solid" style:text-underline-width="auto" style:text-underline-color="font-color"/>
    </style:style>
    <style:style style:name="T10" style:family="text">
      <style:text-properties officeooo:rsid="00508fb2"/>
    </style:style>
    <style:style style:name="T11" style:family="text">
      <style:text-properties officeooo:rsid="00515e4d"/>
    </style:style>
    <style:style style:name="T12" style:family="text">
      <style:text-properties officeooo:rsid="005350b8"/>
    </style:style>
    <style:style style:name="T13" style:family="text">
      <style:text-properties officeooo:rsid="00587004"/>
    </style:style>
    <style:style style:name="T14" style:family="text">
      <style:text-properties officeooo:rsid="005a79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D n°<text:span text:style-name="T14">4</text:span></text:p>
      <text:p text:style-name="P11">Les tuples</text:p>
      <text:p text:style-name="P4"/>
      <text:p text:style-name="P4"/>
      <text:p text:style-name="P5">L'utilisation du terme anglais <text:span text:style-name="T4">tuple</text:span> , abréviation de quin-tuple/sex-tuple/..., est courante dans des ouvrages de programmation.</text:p>
      <text:p text:style-name="P5">En français, on parle plutôt de <text:span text:style-name="T4">n-uplet</text:span> : doublet, triplet...</text:p>
      <text:p text:style-name="P5"/>
      <text:p text:style-name="P5"/>
      <text:p text:style-name="P5">Pour créer un tuple , on place les <text:span text:style-name="T4">items séparés par des virgules entre parenthèses</text:span> :</text:p>
      <text:p text:style-name="P5"/>
      <text:p text:style-name="P19">&gt;&gt;&gt; mon_tuple = (5, 8, 6, 9)</text:p>
      <text:p text:style-name="P18">&gt;&gt;&gt; mon_tuple</text:p>
      <text:p text:style-name="P18">(5, 8, 6, 9)</text:p>
      <text:p text:style-name="P18">&gt;&gt;&gt; type(mon_tuple)</text:p>
      <text:p text:style-name="P4">&lt;class 'tuple'&gt;<text:tab/><text:span text:style-name="T7">On constate que la variable mon_tuple est bien de type tuple.</text:span></text:p>
      <text:p text:style-name="P4"/>
      <text:p text:style-name="P4">Dans le code ci-dessus, la variable mon_tuple référence un tuple qui est constitué des entiers 5, 8, 6 et 9.</text:p>
      <text:p text:style-name="P4"/>
      <text:p text:style-name="P4"/>
      <text:p text:style-name="P4"><text:span text:style-name="T9">Remarque :</text:span> on peut créer un tuple sans mettre de parenthèses mais il est conseillé de les ajouter afin d'améliorer la lisibilité :</text:p>
      <text:p text:style-name="P21">&gt;&gt;&gt; mon_tuple = 5, 8, 6, 9</text:p>
      <text:p text:style-name="P18">&gt;&gt;&gt; mon_tuple</text:p>
      <text:p text:style-name="P18">(5, 8, 6, 9)</text:p>
      <text:p text:style-name="P18"/>
      <text:p text:style-name="P4"/>
      <text:p text:style-name="P4">Un tuple ne contient pas forcément que des nombres entiers, il peut aussi contenir des nombres décimaux, des chaînes de caractères, des booléens... voir même un mélange de ces différents types de variables.</text:p>
      <text:p text:style-name="P4"/>
      <text:p text:style-name="P18">&gt;&gt;&gt; tuple = (1, 6, 9, "Bonjour", False)</text:p>
      <text:p text:style-name="P18">&gt;&gt;&gt; tuple</text:p>
      <text:p text:style-name="P4">(1, 6, 9, 'Bonjour', False)</text:p>
      <text:p text:style-name="P4"/>
      <text:p text:style-name="P4"/>
      <text:p text:style-name="P4">Et pourquoi pas des tuples de tuples...</text:p>
      <text:p text:style-name="P4"/>
      <text:p text:style-name="P18">&gt;&gt;&gt; t1 = 1, <text:span text:style-name="T1">6, 8</text:span></text:p>
      <text:p text:style-name="P18">&gt;&gt;&gt; t2 = 5, <text:span text:style-name="T1">8, 10</text:span></text:p>
      <text:p text:style-name="P18">&gt;&gt;&gt; tuple = (t1, t2)</text:p>
      <text:p text:style-name="P18">&gt;&gt;&gt; tuple</text:p>
      <text:p text:style-name="P4">((1, 6, 8), (5, 8, 10))</text:p>
      <text:p text:style-name="P4"/>
      <text:p text:style-name="P22"><text:span text:style-name="T1">Un tuple est </text:span><text:span text:style-name="T5">itérable</text:span><text:span text:style-name="T1"> : </text:span>chaque élément du tuple possède un indice (ou index).</text:p>
      <text:p text:style-name="P7">On peut ainsi <text:span text:style-name="T1">accéder </text:span>facilement à l'élément de son choix dans un tuple , le principe est exactement le même que pour les listes <text:span text:style-name="T1">ou chaînes de caractères </text:span>: </text:p>
      <text:p text:style-name="P5"/>
      <text:p text:style-name="P19"><text:span text:style-name="T1">&gt;&gt;&gt; </text:span>mon_tuple = (5, 8, 6, 9)</text:p>
      <text:p text:style-name="P18">&gt;&gt;&gt; mon_tuple[1]</text:p>
      <text:p text:style-name="P18">8</text:p>
      <text:p text:style-name="P18">&gt;&gt;&gt; mon_tuple[-1]</text:p>
      <text:p text:style-name="P18">9</text:p>
      <text:p text:style-name="P18">&gt;&gt;&gt; mon_tuple[1:]</text:p>
      <text:p text:style-name="P4">(8, 6, 9)</text:p>
      <text:p text:style-name="P4"/>
      <text:p text:style-name="P4"/>
      <text:p text:style-name="P4">On peut tester l'appartenance à un tuple avec <text:span text:style-name="T4">in</text:span></text:p>
      <text:p text:style-name="P4"/>
      <text:p text:style-name="P18">&gt;&gt;&gt; mon_tuple = (5, 8, 6, 9)</text:p>
      <text:p text:style-name="P18">&gt;&gt;&gt; 5 in mon_tuple</text:p>
      <text:p text:style-name="P18">True</text:p>
      <text:p text:style-name="P18">&gt;&gt;&gt; 12 in mon_tuple</text:p>
      <text:p text:style-name="P4">False</text:p>
      <text:p text:style-name="P4"/>
      <text:p text:style-name="P4"/>
      <text:p text:style-name="P4">Un <text:span text:style-name="T4">tuple</text:span> <text:span text:style-name="T10">permet </text:span>l'affectation multiple de valeurs :</text:p>
      <text:p text:style-name="P4"/>
      <text:p text:style-name="P18">&gt;&gt;&gt; a, b, c, d = (5, 8, 6, 9)</text:p>
      <text:p text:style-name="P18">&gt;&gt;&gt; <text:span text:style-name="T10">a</text:span></text:p>
      <text:p text:style-name="P18">5</text:p>
      <text:p text:style-name="P18">&gt;&gt;&gt; <text:span text:style-name="T10">b</text:span></text:p>
      <text:p text:style-name="P18">8</text:p>
      <text:p text:style-name="P18">&gt;&gt;&gt; <text:span text:style-name="T10">c</text:span></text:p>
      <text:p text:style-name="P18">6</text:p>
      <text:p text:style-name="P18">&gt;&gt;&gt; <text:span text:style-name="T10">d</text:span></text:p>
      <text:p text:style-name="P4">9</text:p>
      <text:p text:style-name="P4"/>
      <text:p text:style-name="P4"/>
      <text:p text:style-name="P4">Grâce au <text:span text:style-name="T4">tuple</text:span>, une fonction peut renvoyer plusieurs valeurs :</text:p>
      <text:p text:style-name="P4"/>
      <text:p text:style-name="P16">def add(a, b):</text:p>
      <text:p text:style-name="P17"><text:s text:c="4"/>c = a + b</text:p>
      <text:p text:style-name="P17"><text:s text:c="4"/>return (a, b, c)</text:p>
      <text:p text:style-name="P4"/>
      <text:p text:style-name="P18">&gt;&gt;&gt; mon_tuple = add(5, 8)</text:p>
      <text:p text:style-name="P4">(5, 8, 13)</text:p>
      <text:p text:style-name="P4"/>
      <text:p text:style-name="P23">Un tuple est <text:span text:style-name="T4">immutable</text:span> <text:span text:style-name="T1">(non mutable) : i</text:span>l n'est pas possible de modifier un tuple après sa création.</text:p>
      <text:p text:style-name="P6"/>
      <text:p text:style-name="P19">&gt;&gt;&gt; mon_tuple = (5, 8, 6, 9)</text:p>
      <text:p text:style-name="P18">&gt;&gt;&gt; mon_tuple[2]</text:p>
      <text:p text:style-name="P18">6</text:p>
      <text:p text:style-name="P20">&gt;&gt;&gt; mon_tuple[2] = 4<text:tab/><text:span text:style-name="T8">Essayer </text:span><text:span text:style-name="T7">modifier un tuple </text:span><text:span text:style-name="T8">existant et </text:span><text:span text:style-name="T7">l'interpréteur Python vous renv</text:span><text:span text:style-name="T8">oit</text:span><text:span text:style-name="T7"> une erreur.</text:span></text:p>
      <text:p text:style-name="P4">Traceback (most recent call last):</text:p>
      <text:p text:style-name="P4">File "&lt;pyshell&gt;", line 1, in &lt;module&gt;</text:p>
      <text:p text:style-name="P4">TypeError: 'tuple' object does not support item assignment</text:p>
      <text:p text:style-name="P4"/>
      <text:p text:style-name="P8"/>
      <text:p text:style-name="P10">Comparatif : </text:p>
      <text:p text:style-name="P9"/>
      <table:table table:name="Tableau1" table:style-name="Tableau1">
        <table:table-column table:style-name="Tableau1.A"/>
        <table:table-column table:style-name="Tableau1.B" table:number-columns-repeated="3"/>
        <table:table-header-rows>
          <table:table-row>
            <table:table-cell table:style-name="Tableau1.A1" office:value-type="string">
              <text:p text:style-name="P12"/>
            </table:table-cell>
            <table:table-cell table:style-name="Tableau1.A1" office:value-type="string">
              <text:p text:style-name="P13"><text:span text:style-name="Citation">str</text:span></text:p>
            </table:table-cell>
            <table:table-cell table:style-name="Tableau1.A1" office:value-type="string">
              <text:p text:style-name="P13"><text:span text:style-name="Citation">list</text:span></text:p>
            </table:table-cell>
            <table:table-cell table:style-name="Tableau1.D1" office:value-type="string">
              <text:p text:style-name="P13"><text:span text:style-name="Citation">tuple</text:span></text:p>
            </table:table-cell>
          </table:table-row>
        </table:table-header-rows>
        <table:table-row>
          <table:table-cell table:style-name="Tableau1.A2" office:value-type="string">
            <text:p text:style-name="P14">Mutabilité</text:p>
          </table:table-cell>
          <table:table-cell table:style-name="Tableau1.A2" office:value-type="string">
            <text:p text:style-name="P15">Non</text:p>
          </table:table-cell>
          <table:table-cell table:style-name="Tableau1.A2" office:value-type="string">
            <text:p text:style-name="P15">Oui</text:p>
          </table:table-cell>
          <table:table-cell table:style-name="Tableau1.D2" office:value-type="string">
            <text:p text:style-name="P15">Non</text:p>
          </table:table-cell>
        </table:table-row>
        <table:table-row>
          <table:table-cell table:style-name="Tableau1.A2" office:value-type="string">
            <text:p text:style-name="P14">Not. indicielle</text:p>
          </table:table-cell>
          <table:table-cell table:style-name="Tableau1.A2" office:value-type="string">
            <text:p text:style-name="P15">Oui</text:p>
          </table:table-cell>
          <table:table-cell table:style-name="Tableau1.A2" office:value-type="string">
            <text:p text:style-name="P15">Oui</text:p>
          </table:table-cell>
          <table:table-cell table:style-name="Tableau1.D2" office:value-type="string">
            <text:p text:style-name="P15">Oui</text:p>
          </table:table-cell>
        </table:table-row>
        <table:table-row>
          <table:table-cell table:style-name="Tableau1.A2" office:value-type="string">
            <text:p text:style-name="P14">Fonction <text:span text:style-name="Citation">len</text:span></text:p>
          </table:table-cell>
          <table:table-cell table:style-name="Tableau1.A2" office:value-type="string">
            <text:p text:style-name="P15">Oui</text:p>
          </table:table-cell>
          <table:table-cell table:style-name="Tableau1.A2" office:value-type="string">
            <text:p text:style-name="P15">Oui</text:p>
          </table:table-cell>
          <table:table-cell table:style-name="Tableau1.D2" office:value-type="string">
            <text:p text:style-name="P15">Oui</text:p>
          </table:table-cell>
        </table:table-row>
        <table:table-row>
          <table:table-cell table:style-name="Tableau1.A2" office:value-type="string">
            <text:p text:style-name="P14">Opérateur <text:span text:style-name="Citation">in</text:span></text:p>
          </table:table-cell>
          <table:table-cell table:style-name="Tableau1.A2" office:value-type="string">
            <text:p text:style-name="P15">Oui</text:p>
          </table:table-cell>
          <table:table-cell table:style-name="Tableau1.A2" office:value-type="string">
            <text:p text:style-name="P15">Oui</text:p>
          </table:table-cell>
          <table:table-cell table:style-name="Tableau1.D2" office:value-type="string">
            <text:p text:style-name="P15">Oui</text:p>
          </table:table-cell>
        </table:table-row>
        <table:table-row>
          <table:table-cell table:style-name="Tableau1.A2" office:value-type="string">
            <text:p text:style-name="P14">Opérateur <text:span text:style-name="Citation">+</text:span></text:p>
          </table:table-cell>
          <table:table-cell table:style-name="Tableau1.A2" office:value-type="string">
            <text:p text:style-name="P15">Oui</text:p>
          </table:table-cell>
          <table:table-cell table:style-name="Tableau1.A2" office:value-type="string">
            <text:p text:style-name="P15">Oui</text:p>
          </table:table-cell>
          <table:table-cell table:style-name="Tableau1.D2" office:value-type="string">
            <text:p text:style-name="P15">Oui</text:p>
          </table:table-cell>
        </table:table-row>
        <table:table-row>
          <table:table-cell table:style-name="Tableau1.A2" office:value-type="string">
            <text:p text:style-name="P14">Itération <text:span text:style-name="Citation">for</text:span></text:p>
          </table:table-cell>
          <table:table-cell table:style-name="Tableau1.A2" office:value-type="string">
            <text:p text:style-name="P15">Oui</text:p>
          </table:table-cell>
          <table:table-cell table:style-name="Tableau1.A2" office:value-type="string">
            <text:p text:style-name="P15">Oui</text:p>
          </table:table-cell>
          <table:table-cell table:style-name="Tableau1.D2" office:value-type="string">
            <text:p text:style-name="P15">Oui</text:p>
          </table:table-cell>
        </table:table-row>
        <table:table-row>
          <table:table-cell table:style-name="Tableau1.A2" office:value-type="string">
            <text:p text:style-name="P14">Méthode <text:span text:style-name="Citation">index</text:span></text:p>
          </table:table-cell>
          <table:table-cell table:style-name="Tableau1.A2" office:value-type="string">
            <text:p text:style-name="P15">Oui</text:p>
          </table:table-cell>
          <table:table-cell table:style-name="Tableau1.A2" office:value-type="string">
            <text:p text:style-name="P15">Oui</text:p>
          </table:table-cell>
          <table:table-cell table:style-name="Tableau1.D2" office:value-type="string">
            <text:p text:style-name="P15">Oui</text:p>
          </table:table-cell>
        </table:table-row>
        <table:table-row>
          <table:table-cell table:style-name="Tableau1.A2" office:value-type="string">
            <text:p text:style-name="P14">Méthode <text:span text:style-name="Citation">count</text:span></text:p>
          </table:table-cell>
          <table:table-cell table:style-name="Tableau1.A2" office:value-type="string">
            <text:p text:style-name="P15">Oui</text:p>
          </table:table-cell>
          <table:table-cell table:style-name="Tableau1.A2" office:value-type="string">
            <text:p text:style-name="P15">Oui</text:p>
          </table:table-cell>
          <table:table-cell table:style-name="Tableau1.D2" office:value-type="string">
            <text:p text:style-name="P15">Oui</text:p>
          </table:table-cell>
        </table:table-row>
        <table:table-row>
          <table:table-cell table:style-name="Tableau1.A2" office:value-type="string">
            <text:p text:style-name="P14">Méthode <text:span text:style-name="Citation">copy</text:span></text:p>
          </table:table-cell>
          <table:table-cell table:style-name="Tableau1.A2" office:value-type="string">
            <text:p text:style-name="P15">Non</text:p>
          </table:table-cell>
          <table:table-cell table:style-name="Tableau1.A2" office:value-type="string">
            <text:p text:style-name="P15">Oui</text:p>
          </table:table-cell>
          <table:table-cell table:style-name="Tableau1.D2" office:value-type="string">
            <text:p text:style-name="P15">Non</text:p>
          </table:table-cell>
        </table:table-row>
      </table:table>
      <text:p text:style-name="P9"/>
      <text:p text:style-name="P8"/>
      <text:p text:style-name="P8"/>
      <text:h text:style-name="P25" text:outline-level="3">Exercice 1</text:h>
      <text:p text:style-name="P24">Ecrire une fonction <text:span text:style-name="T13">'</text:span><text:span text:style-name="T6">suivants</text:span><text:span text:style-name="T13">' </text:span>dont le paramètre est un entier et qui renvoi<text:span text:style-name="T12">e</text:span> 1 tuple formé des 3 entiers suivants.</text:p>
      <text:h text:style-name="P26" text:outline-level="3">Exercice 2</text:h>
      <text:p text:style-name="P24">Ecrire une fonction <text:span text:style-name="T13">'</text:span><text:span text:style-name="T6">milieu</text:span><text:span text:style-name="T13">' </text:span>dont les paramètres sont 2 tuples représentant les coordonnées de 2 points et qui retourne un tuple formé des coordonnées du milieu des 2 points. </text:p>
      <text:h text:style-name="P26" text:outline-level="3">Exercice 3</text:h>
      <text:p text:style-name="P24">Ecrire une fonction <text:span text:style-name="T13">'</text:span><text:span text:style-name="T6">maximums</text:span><text:span text:style-name="T13">' </text:span>dont le paramètre <text:span text:style-name="T13">est un tuple de</text:span> 3 nombres et retourne les 2 plus grands <text:span text:style-name="T13">nombres sous forme de tuple.</text:span></text:p>
      <text:h text:style-name="P26" text:outline-level="3">Exercice <text:span text:style-name="T11">4</text:span></text:h>
      <text:p text:style-name="P24">Ecrire une fonction <text:span text:style-name="T13">'</text:span><text:span text:style-name="T6">moyenne</text:span><text:span text:style-name="T13">' </text:span>dont le paramètre est un tuple représentant une liste de nombres et qui retourne la moyenne de ces nomb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Gentium Basic2" svg:font-family="'Gentium Basic'" style:font-adornments="Gras" style:font-pitch="variable"/>
    <style:font-face style:name="Gentium Basic1" svg:font-family="'Gentium Basic'" style:font-adornments="Italique" style:font-pitch="variable"/>
    <style:font-face style:name="Gentium Basic" svg:font-family="'Gentium Basic'" style:font-adornments="Normal" style:font-pitch="variable"/>
    <style:font-face style:name="Liberation Mono1" svg:font-family="'Liberation Mono'" style:font-adornments="Gras" style:font-family-generic="modern" style:font-pitch="variable"/>
    <style:font-face style:name="DejaVu Serif" svg:font-family="'DejaVu Serif'" style:font-adornments="Italique gr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eCourant" style:family="paragraph">
      <style:paragraph-properties fo:margin-left="0cm" fo:margin-right="0cm" fo:margin-top="0cm" fo:margin-bottom="0.199cm" loext:contextual-spacing="false" fo:text-align="justify" style:justify-single-word="false" fo:orphans="2" fo:widows="2" fo:hyphenation-ladder-count="no-limit" fo:text-indent="0cm" style:auto-text-indent="false" text:number-lines="false" text:line-number="0"/>
      <style:text-properties style:use-window-font-color="true" style:font-name="Gentium Basic" fo:font-family="'Gentium Basic'" style:font-style-name="Normal" style:font-pitch="variable" fo:font-size="12.5pt" fo:language="fr" fo:country="FR" style:font-name-asian="Times New Roman" style:font-family-asian="'Times New Roman'" style:font-family-generic-asian="roman" style:font-pitch-asian="variable" style:font-size-asian="10pt" style:text-scale="92%" fo:hyphenate="true" fo:hyphenation-remain-char-count="2" fo:hyphenation-push-char-count="2"/>
    </style:style>
    <style:style style:name="Exercice_20_descriptif_20_1re_20_ligne" style:display-name="Exercice descriptif 1re ligne" style:family="paragraph" style:parent-style-name="TexteCourant" style:master-page-name="">
      <style:paragraph-properties fo:margin-left="1.3cm" fo:margin-right="0cm" fo:text-indent="-1cm" style:auto-text-indent="false" style:page-number="auto">
        <style:tab-stops>
          <style:tab-stop style:position="1cm" style:type="right"/>
        </style:tab-stops>
      </style:paragraph-properties>
    </style:style>
    <style:style style:name="Exercice" style:family="paragraph" style:parent-style-name="Standard" style:list-style-name="" style:master-page-name="">
      <loext:graphic-properties draw:fill="none" draw:fill-color="#99ccff"/>
      <style:paragraph-properties fo:margin-left="0cm" fo:margin-right="0cm" fo:margin-top="0.3cm" fo:margin-bottom="0cm" loext:contextual-spacing="false" fo:orphans="2" fo:text-indent="0.002cm" style:auto-text-indent="false" style:page-number="auto" fo:background-color="transparent" style:shadow="none" fo:keep-with-next="always"/>
      <style:text-properties fo:color="#000099" style:font-name="DejaVu Serif" fo:font-family="'DejaVu Serif'" style:font-style-name="Italique gras" style:font-family-generic="roman" style:font-pitch="variable" fo:font-size="12pt" fo:font-style="italic" fo:font-weight="bold" style:font-size-asian="12pt" style:font-style-asian="normal" style:font-weight-asian="normal" style:font-size-complex="12pt" style:font-style-complex="normal" style:font-weight-complex="normal"/>
    </style:style>
    <style:style style:name="ListeAPuce" style:family="paragraph" style:parent-style-name="TexteCourant" style:list-style-name="List_20_1">
      <style:paragraph-properties fo:margin-left="0.3cm" fo:margin-right="0cm" fo:margin-top="0cm" fo:margin-bottom="0.101cm" loext:contextual-spacing="false" fo:text-indent="0cm" style:auto-text-indent="false"/>
      <style:text-properties fo:font-size="12.6000003814697pt"/>
    </style:style>
    <style:style style:name="ListeAPuce_20_lignes_20_suivantes" style:display-name="ListeAPuce lignes suivantes" style:family="paragraph" style:parent-style-name="ListeAPuce" style:list-style-name="">
      <style:paragraph-properties fo:margin-left="0.7cm" fo:margin-right="0cm" fo:text-indent="0cm" style:auto-text-indent="false"/>
      <style:text-properties fo:font-size="12.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xergueItalique" style:family="text">
      <style:text-properties style:use-window-font-color="true" style:font-name="Gentium Basic1" fo:font-family="'Gentium Basic'" style:font-style-name="Italique" style:font-pitch="variable" fo:font-size="12.5pt" fo:language="fr" fo:country="FR" fo:font-style="italic" style:font-name-asian="Times New Roman" style:font-family-asian="'Times New Roman'" style:font-family-generic-asian="roman" style:font-pitch-asian="variable" style:font-size-asian="10pt" style:font-style-asian="italic" style:font-style-complex="italic"/>
    </style:style>
    <style:style style:name="CodeDansTexte" style:family="text">
      <style:text-properties fo:color="#000080" style:font-name="Liberation Mono1" fo:font-family="'Liberation Mono'" style:font-style-name="Gras" style:font-family-generic="modern" style:font-pitch="variable" fo:font-size="10pt" fo:language="zxx" fo:country="none" fo:font-weight="bold" style:font-size-asian="8pt" style:language-asian="zxx" style:country-asian="none"/>
    </style:style>
    <style:style style:name="Numbering_20_Symbols" style:display-name="Numbering Symbols" style:family="text"/>
    <style:style style:name="ExergueGras" style:family="text">
      <style:text-properties fo:color="#001a99" style:font-name="Gentium Basic2" fo:font-family="'Gentium Basic'" style:font-style-name="Gras" style:font-pitch="variable" fo:font-size="12.5pt" fo:language="fr" fo:country="FR" fo:font-weight="bold" style:font-name-asian="Times New Roman" style:font-family-asian="'Times New Roman'" style:font-family-generic-asian="roman" style:font-pitch-asian="variable" style:font-size-asian="10pt"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DejaVu Sans"/>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8.459cm" style:type="right"/>
        </style:tab-stops>
      </style:paragraph-properties>
      <style:text-properties style:font-name="Arial" fo:font-size="10pt" style:font-size-asian="10pt" style:font-size-complex="10pt"/>
    </style:style>
    <style:style style:name="MP2" style:family="paragraph" style:parent-style-name="Header">
      <style:text-properties style:font-name="Arial" fo:font-size="10pt" style:font-size-asian="10pt" style:font-size-complex="10pt"/>
    </style:style>
    <style:style style:name="MP3" style:family="paragraph" style:parent-style-name="Footer">
      <style:paragraph-properties>
        <style:tab-stops>
          <style:tab-stop style:position="8.5cm" style:type="center"/>
          <style:tab-stop style:position="18.459cm" style:type="right"/>
        </style:tab-stops>
      </style:paragraph-properties>
    </style:style>
    <style:style style:name="MT1" style:family="text">
      <style:text-properties officeooo:rsid="005062f2"/>
    </style:style>
    <style:style style:name="MT2" style:family="text">
      <style:text-properties officeooo:rsid="005a7904"/>
    </style:style>
    <style:style style:name="MT3" style:family="text">
      <style:text-properties style:font-name="Arial" fo:font-size="10pt" style:font-size-asian="10pt" style:font-size-complex="10pt"/>
    </style:style>
    <style:style style:name="MT4" style:family="text">
      <style:text-properties style:font-name="Arial" fo:font-size="10pt" officeooo:rsid="00302dc9"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101cm" fo:margin-left="0cm" fo:margin-right="0cm" fo:margin-top="0cm" fo:background-color="transparent" style:dynamic-spacing="true" draw:fill="none" draw:fill-color="#4472c4"/>
      </style:footer-style>
    </style:page-layout>
  </office:automatic-styles>
  <office:master-styles>
    <style:master-page style:name="Standard" style:page-layout-name="Mpm1">
      <style:footer>
        <text:p text:style-name="Footer"/>
      </style:footer>
    </style:master-page>
    <style:master-page style:name="MP0" style:page-layout-name="Mpm2">
      <style:header>
        <text:p text:style-name="MP1"><text:span text:style-name="MT1">Les n-uplets en "Python"</text:span><text:tab/><text:tab/>TD n°<text:span text:style-name="MT2">4</text:span></text:p>
        <text:p text:style-name="MP2">NSI - Première</text:p>
        <text:p text:style-name="MP2"/>
      </style:header>
      <style:footer>
        <text:p text:style-name="MP3"><text:span text:style-name="Police_20_par_20_défaut"><text:span text:style-name="MT3">L. Conoir<text:tab/><text:tab/></text:span></text:span><text:span text:style-name="Police_20_par_20_défaut"><text:span text:style-name="MT3"><text:page-number text:select-page="current">3</text:page-number></text:span></text:span><text:span text:style-name="Police_20_par_20_défaut"><text:span text:style-name="MT3"> / </text:span></text:span><text:span text:style-name="Police_20_par_20_défaut"><text:span text:style-name="MT4"><text:page-count>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9-09-16T16:41:00Z</meta:creation-date>
    <dc:date>2021-12-02T11:04:14.944000000</dc:date>
    <meta:editing-cycles>47</meta:editing-cycles>
    <meta:editing-duration>PT8H29M13S</meta:editing-duration>
    <meta:document-statistic meta:table-count="1" meta:image-count="0" meta:object-count="0" meta:page-count="3" meta:paragraph-count="115" meta:word-count="587" meta:character-count="3084" meta:non-whitespace-character-count="2598"/>
    <meta:template xlink:type="simple" xlink:actuate="onRequest" xlink:title="" xlink:href="../../TD%202/TD2_Enonce.odt/Normal.dotm"/>
  </office:meta>
</office:document-meta>
</file>